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2.57pt" svg:height="317.68pt" svg:x="150.83pt" svg:y="1.76pt">
            <loext:p draw:notify-on-update-of-ranges="Sheet1.A1:Sheet1.A1 Sheet1.A2:Sheet1.A32 Sheet1.B1:Sheet1.B1 Sheet1.B2:Sheet1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FUC/E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59:48.027200000</meta:creation-date>
    <dc:date>2017-06-23T20:49:56.876583000</dc:date>
    <meta:editing-duration>P1DT6H8M49S</meta:editing-duration>
    <meta:editing-cycles>1</meta:editing-cycles>
    <meta:document-statistic meta:table-count="1" meta:cell-count="36" meta:object-count="1"/>
    <meta:generator>LibreOffice/5.3.3.2$MacOSX_X86_64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center-y"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89cm" svg:height="11.208cm" xlink:href=".." xlink:type="simple" chart:class="chart:line" chart:style-name="ch1">
        <chart:title svg:x="6.572cm" svg:y="0.359cm" chart:style-name="ch2">
          <text:p>FUC ICO Payout Schedule</text:p>
        </chart:title>
        <chart:plot-area chart:style-name="ch3" table:cell-range-address="Sheet1.A1:Sheet1.B32" chart:data-source-has-labels="both" svg:x="1.354cm" svg:y="1.336cm" svg:width="17.06cm" svg:height="8.699cm">
          <chartooo:coordinate-region svg:x="2.2cm" svg:y="1.527cm" svg:width="15.816cm" svg:height="7.88cm"/>
          <chart:axis chart:dimension="x" chart:name="primary-x" chart:style-name="ch4" chartooo:axis-type="auto">
            <chartooo:date-scale/>
            <chart:title svg:x="9.539cm" svg:y="10.259cm" chart:style-name="ch5">
              <text:p>Day</text:p>
            </chart:title>
            <chart:categories table:cell-range-address="Sheet1.A2:Sheet1.A32"/>
          </chart:axis>
          <chart:axis chart:dimension="y" chart:name="primary-y" chart:style-name="ch6">
            <chart:title svg:x="0.451cm" svg:y="6.526cm" chart:style-name="ch7">
              <text:p>FUC / ETH</text:p>
            </chart:title>
            <chart:grid chart:style-name="ch8" chart:class="major"/>
          </chart:axis>
          <chart:series chart:style-name="ch9" chart:values-cell-range-address="Sheet1.B2:Sheet1.B32" chart:label-cell-address="Sheet1.B1:Sheet1.B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C/E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32</svg:desc>
                </draw:g>
              </table:table-cell>
              <table:table-cell office:value-type="float" office:value="1200">
                <text:p>1200</text:p>
                <draw:g>
                  <svg:desc>Sheet1.B2:Sheet1.B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